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2"/>
        <table:table-column table:style-name="co1" table:default-cell-style-name="ce3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CHANGE, %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9919">
            <text:p>9919</text:p>
          </table:table-cell>
          <table:table-cell office:value-type="percentage" office:value="0.091">
            <text:p>9.10%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9092">
            <text:p>9092</text:p>
          </table:table-cell>
          <table:table-cell office:value-type="percentage" office:value="0.0467">
            <text:p>4.67%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8686">
            <text:p>8686</text:p>
          </table:table-cell>
          <table:table-cell office:value-type="percentage" office:value="-0.0066">
            <text:p>-0.66%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8744">
            <text:p>8744</text:p>
          </table:table-cell>
          <table:table-cell office:value-type="percentage" office:value="0.0006">
            <text:p>0.06%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8739">
            <text:p>8739</text:p>
          </table:table-cell>
          <table:table-cell office:value-type="percentage" office:value="0.0108">
            <text:p>1.08%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8646">
            <text:p>8646</text:p>
          </table:table-cell>
          <table:table-cell office:value-type="percentage" office:value="-0.0007">
            <text:p>-0.07%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8652">
            <text:p>8652</text:p>
          </table:table-cell>
          <table:table-cell office:value-type="percentage" office:value="0.0899">
            <text:p>8.99%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7938">
            <text:p>7938</text:p>
          </table:table-cell>
          <table:table-cell office:value-type="percentage" office:value="0.1174">
            <text:p>11.74%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7104">
            <text:p>7104</text:p>
          </table:table-cell>
          <table:table-cell office:value-type="percentage" office:value="-0.1159">
            <text:p>-11.59%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8035">
            <text:p>8035</text:p>
          </table:table-cell>
          <table:table-cell office:value-type="percentage" office:value="-0.1906">
            <text:p>-19.06%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9927">
            <text:p>9927</text:p>
          </table:table-cell>
          <table:table-cell office:value-type="percentage" office:value="0.026">
            <text:p>2.60%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9675">
            <text:p>9675</text:p>
          </table:table-cell>
          <table:table-cell table:style-name="Default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1">01/11/2020</text:date>, <text:time>16:59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1T16:58:18.23</meta:creation-date>
    <dc:date>2020-01-11T16:59:03.61</dc:date>
    <meta:editing-duration>PT45S</meta:editing-duration>
    <meta:editing-cycles>1</meta:editing-cycles>
    <meta:document-statistic meta:table-count="3" meta:cell-count="38" meta:object-count="0"/>
    <meta:generator>OpenOffice/4.1.7$Win32 OpenOffice.org_project/417m1$Build-9800</meta:generator>
  </office:meta>
</office:document-meta>
</file>